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Ubuntu" fo:font-size="11pt" style:font-size-asian="11pt" style:font-size-complex="11pt"/>
    </style:style>
    <style:style style:name="ce3" style:family="table-cell" style:parent-style-name="Default">
      <style:text-properties style:font-name="Ubuntu" fo:font-size="14pt" style:font-size-asian="14pt" style:font-size-complex="14pt"/>
    </style:style>
    <style:style style:name="ce4" style:family="table-cell" style:parent-style-name="Default">
      <style:text-properties style:font-name="Ubuntu" fo:font-size="10pt" style:font-size-asian="10pt" style:font-size-complex="10p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PERCEPTRON withh stochastic gradient desce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e model is : output = B0 + B1 × X1 + B2 × X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ot like logistic regression, but it’s the same </text:p>
          </table:table-cell>
          <table:table-cell table:style-name="ce6" table:number-columns-repeated="2"/>
        </table:table-row>
        <table:table-row table:style-name="ro2">
          <table:table-cell table:style-name="ce2" office:value-type="string" calcext:value-type="string">
            <text:p>p(class = 0) <text:s/>= 1/1+EXP(-output)</text:p>
          </table:table-cell>
          <table:table-cell table:style-name="ce6" table:number-columns-repeated="2"/>
        </table:table-row>
        <table:table-row table:style-name="ro1">
          <table:table-cell table:style-name="ce3"/>
          <table:table-cell table:number-columns-repeated="2"/>
        </table:table-row>
        <table:table-row table:style-name="ro3">
          <table:table-cell table:style-name="ce4"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</text:p>
          </table:table-cell>
        </table:table-row>
        <table:table-row table:style-name="ro3">
          <table:table-cell office:value-type="float" office:value="2.7810836" calcext:value-type="float">
            <text:p>2.7810836</text:p>
          </table:table-cell>
          <table:table-cell office:value-type="float" office:value="2.550537003" calcext:value-type="float">
            <text:p>2.55053700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.465489372" calcext:value-type="float">
            <text:p>1.465489372</text:p>
          </table:table-cell>
          <table:table-cell office:value-type="float" office:value="2.362125076" calcext:value-type="float">
            <text:p>2.36212507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3.396561688" calcext:value-type="float">
            <text:p>3.396561688</text:p>
          </table:table-cell>
          <table:table-cell office:value-type="float" office:value="4.400293529" calcext:value-type="float">
            <text:p>4.40029352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.38807019" calcext:value-type="float">
            <text:p>1.38807019</text:p>
          </table:table-cell>
          <table:table-cell office:value-type="float" office:value="1.850220317" calcext:value-type="float">
            <text:p>1.85022031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3.06407232" calcext:value-type="float">
            <text:p>3.06407232</text:p>
          </table:table-cell>
          <table:table-cell office:value-type="float" office:value="3.005305973" calcext:value-type="float">
            <text:p>3.00530597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7.627531214" calcext:value-type="float">
            <text:p>7.627531214</text:p>
          </table:table-cell>
          <table:table-cell office:value-type="float" office:value="2.759262235" calcext:value-type="float">
            <text:p>2.759262235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5.332441248" calcext:value-type="float">
            <text:p>5.332441248</text:p>
          </table:table-cell>
          <table:table-cell office:value-type="float" office:value="2.088626775" calcext:value-type="float">
            <text:p>2.088626775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6.922596716" calcext:value-type="float">
            <text:p>6.922596716</text:p>
          </table:table-cell>
          <table:table-cell office:value-type="float" office:value="1.77106367" calcext:value-type="float">
            <text:p>1.77106367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8.675418651" calcext:value-type="float">
            <text:p>8.675418651</text:p>
          </table:table-cell>
          <table:table-cell office:value-type="float" office:value="-0.242068655" calcext:value-type="float">
            <text:p>-0.242068655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7.673756466" calcext:value-type="float">
            <text:p>7.673756466</text:p>
          </table:table-cell>
          <table:table-cell office:value-type="float" office:value="3.508563011" calcext:value-type="float">
            <text:p>3.50856301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5" office:value-type="string" calcext:value-type="string">
            <text:p>1. On optimise les coefficient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 = row[-1] - predicti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eights[0] = weights[0] + l_rate * erro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eights[i+1 ] = weights[i+1] + l_rate * error * row[i]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5" office:value-type="string" calcext:value-type="string">
            <text:p>2. On recupère la prédiction en faisan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ctivation = weights[0]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ctivation += weights[i +1] * row[i]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eturn 1.0 if activation &gt;= 0.0 else 0.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6:09:24.853465835</meta:creation-date>
    <dc:date>2018-01-26T16:23:35.786736825</dc:date>
    <meta:editing-duration>PT3M</meta:editing-duration>
    <meta:editing-cycles>2</meta:editing-cycles>
    <meta:generator>LibreOffice/5.1.6.2$Linux_X86_64 LibreOffice_project/10m0$Build-2</meta:generator>
    <meta:document-statistic meta:table-count="1" meta:cell-count="45" meta:object-count="0"/>
  </office:meta>
</office:document-meta>
</file>